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bd3" officeooo:paragraph-rsid="00181bd3"/>
    </style:style>
    <style:style style:name="P2" style:family="paragraph" style:parent-style-name="Standard">
      <style:text-properties officeooo:rsid="001894a0" officeooo:paragraph-rsid="001894a0"/>
    </style:style>
    <style:style style:name="P3" style:family="paragraph" style:parent-style-name="Standard">
      <style:text-properties officeooo:rsid="0019d76b" officeooo:paragraph-rsid="0019d76b"/>
    </style:style>
    <style:style style:name="T1" style:family="text">
      <style:text-properties officeooo:rsid="001c2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al csv export</text:p>
      <text:p text:style-name="P2">basic config file for notifiers</text:p>
      <text:p text:style-name="P2">store structure project→algos→parameter sets-&gt;experiments</text:p>
      <text:p text:style-name="P2">telegram notifier feedback, for example memory, cpu, jobs, etc.</text:p>
      <text:p text:style-name="P2"/>
      <text:p text:style-name="P2"/>
      <text:p text:style-name="P2"/>
      <text:p text:style-name="P3">dependency tree of algorithm ste<text:span text:style-name="T1">p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9:21:02.940201882</meta:creation-date>
    <dc:date>2017-07-07T15:25:01.624939480</dc:date>
    <meta:editing-duration>PT2H45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6" meta:character-count="204" meta:non-whitespace-character-count="183"/>
  </office:meta>
</office:document-meta>
</file>